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Frame_20_contents">
      <style:text-properties officeooo:rsid="000054d7" officeooo:paragraph-rsid="000054d7"/>
    </style:style>
    <style:style style:name="P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pregnant" form:control-implementation="ooo:com.sun.star.form.component.CheckBox" xml:id="control2" form:id="control2" form:label="pregnant?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button form:name="Drück mich" form:control-implementation="ooo:com.sun.star.form.component.CommandButton" xml:id="control3" form:id="control3" form:label="Drück mich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listbox form:name="Bundesland" form:control-implementation="ooo:com.sun.star.form.component.ListBox" xml:id="control4" form:id="control4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"/>
            </form:properties>
            <form:option form:label="Berlin"/>
            <form:option form:label="Brandenburg"/>
            <form:option form:label="Hamburg"/>
            <form:option form:label="Rheinland-Pfalz"/>
            <form:option form:label="Bayern"/>
          </form:listbox>
          <form:fixed-text form:name="Bundesland" form:control-implementation="ooo:com.sun.star.form.component.FixedText" xml:id="control5" form:id="control5" form:label="Bundesland" form:for="control4"/>
          <form:formatted-text form:name="Formatted Field 1" form:control-implementation="ooo:com.sun.star.form.component.Formatted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ixed-text form:name="Message" form:control-implementation="ooo:com.sun.star.form.component.FixedText" xml:id="control7" form:id="control7" form:label="Message"/>
          <form:fixed-text form:name="peopleHousehold" form:control-implementation="ooo:com.sun.star.form.component.FixedText" xml:id="control8" form:id="control8" form:label="People in household" form:for="control9"/>
          <form:combobox form:name="Combo Box 1" form:control-implementation="ooo:com.sun.star.form.component.ComboBox" xml:id="control9" form:id="control9" form:dropdown="true" form:size="20" form:current-value="one" form:value="on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one"/>
            <form:item form:label="two"/>
            <form:item form:label="three"/>
            <form:item form:label="four"/>
            <form:item form:label="more than four"/>
          </form:combobox>
          <form:fixed-text form:name="name" form:control-implementation="ooo:com.sun.star.form.component.FixedText" xml:id="control10" form:id="control10" form:label="Name" form:for="control1"/>
          <form:fixed-text form:name="gender" form:control-implementation="ooo:com.sun.star.form.component.FixedText" xml:id="control11" form:id="control11" form:label="Gender"/>
          <form:radio form:name="male" form:control-implementation="ooo:com.sun.star.form.component.RadioButton" xml:id="control12" form:id="control12" form:label="mal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female" form:control-implementation="ooo:com.sun.star.form.component.RadioButton" xml:id="control13" form:id="control13" form:label="female" formx:group-name="gen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3" svg:width="2.8717in" svg:height="0.2925in" svg:x="2.3598in" svg:y="0.4602in" draw:control="control1"/><draw:control text:anchor-type="paragraph" draw:z-index="1" draw:style-name="gr2" draw:text-style-name="P3" svg:width="1.048in" svg:height="0.2343in" svg:x="2.439in" svg:y="1.1602in" draw:control="control2"/><draw:control text:anchor-type="paragraph" draw:z-index="2" draw:style-name="gr1" draw:text-style-name="P4" svg:width="2.3898in" svg:height="0.4106in" svg:x="2.452in" svg:y="4.3374in" draw:control="control3"/><draw:control text:anchor-type="paragraph" draw:z-index="3" draw:style-name="gr1" draw:text-style-name="P3" svg:width="2.748in" svg:height="1.0224in" svg:x="2.4126in" svg:y="1.5252in" draw:control="control4"/><draw:control text:anchor-type="paragraph" draw:z-index="4" draw:style-name="gr2" draw:text-style-name="P3" svg:width="0.9571in" svg:height="0.2476in" svg:x="1.4555in" svg:y="1.5189in" draw:control="control5"/><draw:control text:anchor-type="paragraph" draw:z-index="5" draw:style-name="gr1" draw:text-style-name="P3" svg:width="2.735in" svg:height="0.7295in" svg:x="2.4453in" svg:y="3.3736in" draw:control="control6"/><draw:control text:anchor-type="paragraph" draw:z-index="6" draw:style-name="gr2" draw:text-style-name="P3" svg:width="0.7295in" svg:height="0.2669in" svg:x="1.6055in" svg:y="3.3543in" draw:control="control7"/><draw:control text:anchor-type="paragraph" draw:z-index="7" draw:style-name="gr2" draw:text-style-name="P3" svg:width="1.7252in" svg:height="0.2925in" svg:x="0.6425in" svg:y="2.7689in" draw:control="control8"/><draw:control text:anchor-type="paragraph" draw:z-index="8" draw:style-name="gr1" draw:text-style-name="P3" svg:width="2.748in" svg:height="0.3717in" svg:x="2.4126in" svg:y="2.7811in" draw:control="control9"/><draw:control text:anchor-type="paragraph" draw:z-index="9" draw:style-name="gr2" draw:text-style-name="P3" svg:width="0.5016in" svg:height="0.3906in" svg:x="1.7354in" svg:y="0.402in" draw:control="control10"/><draw:control text:anchor-type="paragraph" draw:z-index="10" draw:style-name="gr2" draw:text-style-name="P3" svg:width="0.6386in" svg:height="0.2606in" svg:x="1.7417in" svg:y="0.8709in" draw:control="control11"/><draw:control text:anchor-type="paragraph" draw:z-index="11" draw:style-name="gr2" draw:text-style-name="P3" svg:width="1.1461in" svg:height="0.1496in" svg:x="2.4445in" svg:y="0.9362in" draw:control="control12"/><draw:control text:anchor-type="paragraph" draw:z-index="12" draw:style-name="gr2" draw:text-style-name="P3" svg:width="1.3606in" svg:height="0.176in" svg:x="3.1807in" svg:y="0.9362in" draw:control="control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Blechschmidt</meta:initial-creator>
    <meta:creation-date>2016-01-17T18:53:32.199518520</meta:creation-date>
    <dc:date>2016-01-17T19:05:30.623061269</dc:date>
    <dc:creator>Manuel Blechschmidt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